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table:number-columns-repeated="990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 table:number-columns-repeated="991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994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994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Cène</text:p>
          </table:table-cell>
          <table:table-cell table:number-columns-repeated="990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/>
          <table:table-cell office:value-type="string">
            <text:p>Lune</text:p>
          </table:table-cell>
          <table:table-cell table:number-columns-repeated="994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 table:number-columns-repeated="992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993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3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993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993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991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991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991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991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99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99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99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99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994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994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993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993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99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99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992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992"/>
        </table:table-row>
        <table:table-row table:style-name="ro1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1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 style:data-style-name="N2" text:time-value="0000-00-00T14:52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2T16:05:09</dc:date>
    <meta:editing-duration>P1DT43M37S</meta:editing-duration>
    <meta:editing-cycles>183</meta:editing-cycles>
    <meta:generator>LibreOffice/4.0.4.2$Linux_x86 LibreOffice_project/400m0$Build-2</meta:generator>
    <meta:document-statistic meta:table-count="1" meta:cell-count="264" meta:object-count="0"/>
  </office:meta>
</office:document-meta>
</file>